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rsid="00288512" officeooo:paragraph-rsid="00288512"/>
    </style:style>
    <style:style style:name="P2" style:family="paragraph" style:parent-style-name="Standard">
      <style:text-properties fo:language="nb" fo:country="NO" officeooo:rsid="001f01d4" officeooo:paragraph-rsid="001f01d4"/>
    </style:style>
    <style:style style:name="P3" style:family="paragraph" style:parent-style-name="Standard">
      <style:text-properties fo:language="nb" fo:country="NO" officeooo:rsid="002a0227" officeooo:paragraph-rsid="002a0227"/>
    </style:style>
    <style:style style:name="P4" style:family="paragraph" style:parent-style-name="Standard">
      <style:text-properties fo:language="nb" fo:country="NO" officeooo:rsid="002a0227" officeooo:paragraph-rsid="003bc4ba"/>
    </style:style>
    <style:style style:name="P5" style:family="paragraph" style:parent-style-name="Standard">
      <style:text-properties fo:language="nb" fo:country="NO" officeooo:rsid="002a0227" officeooo:paragraph-rsid="00344016"/>
    </style:style>
    <style:style style:name="P6" style:family="paragraph" style:parent-style-name="Standard">
      <style:text-properties fo:language="nb" fo:country="NO" officeooo:rsid="003f0ea5" officeooo:paragraph-rsid="003f0ea5"/>
    </style:style>
    <style:style style:name="P7" style:family="paragraph" style:parent-style-name="Standard" style:list-style-name="L1">
      <style:text-properties fo:language="nb" fo:country="NO" officeooo:rsid="0035a0d2" officeooo:paragraph-rsid="0035a0d2"/>
    </style:style>
    <style:style style:name="P8" style:family="paragraph" style:parent-style-name="Standard" style:list-style-name="L2">
      <style:text-properties fo:language="nb" fo:country="NO" officeooo:rsid="001f01d4" officeooo:paragraph-rsid="002201e4"/>
    </style:style>
    <style:style style:name="P9" style:family="paragraph" style:parent-style-name="Standard" style:list-style-name="L2">
      <style:text-properties fo:language="nb" fo:country="NO" officeooo:rsid="001f01d4" officeooo:paragraph-rsid="001f01d4"/>
    </style:style>
    <style:style style:name="P10" style:family="paragraph" style:parent-style-name="Standard" style:list-style-name="L2">
      <style:text-properties fo:language="nb" fo:country="NO" officeooo:paragraph-rsid="002201e4"/>
    </style:style>
    <style:style style:name="P11" style:family="paragraph" style:parent-style-name="Standard" style:list-style-name="L2">
      <style:text-properties fo:language="nb" fo:country="NO" officeooo:rsid="001f6284" officeooo:paragraph-rsid="002201e4"/>
    </style:style>
    <style:style style:name="P12" style:family="paragraph" style:parent-style-name="Standard" style:list-style-name="L2">
      <style:text-properties fo:language="nb" fo:country="NO" officeooo:rsid="00314059" officeooo:paragraph-rsid="00314059"/>
    </style:style>
    <style:style style:name="P13" style:family="paragraph" style:parent-style-name="Standard" style:list-style-name="L3">
      <style:text-properties fo:language="nb" fo:country="NO" officeooo:rsid="003bc4ba" officeooo:paragraph-rsid="003bc4ba"/>
    </style:style>
    <style:style style:name="P14" style:family="paragraph" style:parent-style-name="Standard" style:list-style-name="L3">
      <style:text-properties fo:language="nb" fo:country="NO" officeooo:rsid="003d3d44" officeooo:paragraph-rsid="003d3d44"/>
    </style:style>
    <style:style style:name="P15" style:family="paragraph" style:parent-style-name="Standard">
      <style:text-properties fo:language="nb" fo:country="NO" officeooo:rsid="00344016" officeooo:paragraph-rsid="003bc4ba"/>
    </style:style>
    <style:style style:name="P16" style:family="paragraph" style:parent-style-name="Standard" style:list-style-name="L4">
      <style:text-properties fo:language="nb" fo:country="NO" officeooo:rsid="003f0ea5" officeooo:paragraph-rsid="003f0ea5"/>
    </style:style>
    <style:style style:name="P17" style:family="paragraph" style:parent-style-name="Standard" style:list-style-name="L4">
      <style:text-properties fo:language="nb" fo:country="NO" officeooo:rsid="00464cdb" officeooo:paragraph-rsid="00464cdb"/>
    </style:style>
    <style:style style:name="P18" style:family="paragraph" style:parent-style-name="Standard" style:list-style-name="L4">
      <style:text-properties style:font-name="Liberation Serif" fo:font-size="12pt" fo:language="nb" fo:country="NO" officeooo:rsid="00464cdb" officeooo:paragraph-rsid="00464cdb" style:font-size-asian="12pt" style:font-size-complex="12pt"/>
    </style:style>
    <style:style style:name="P19" style:family="paragraph" style:parent-style-name="Standard">
      <style:text-properties officeooo:paragraph-rsid="0046831b"/>
    </style:style>
    <style:style style:name="P20" style:family="paragraph" style:parent-style-name="Standard" style:list-style-name="L5">
      <style:text-properties officeooo:paragraph-rsid="0046831b"/>
    </style:style>
    <style:style style:name="T1" style:family="text">
      <style:text-properties officeooo:rsid="001f6284"/>
    </style:style>
    <style:style style:name="T2" style:family="text">
      <style:text-properties officeooo:rsid="00223088"/>
    </style:style>
    <style:style style:name="T3" style:family="text">
      <style:text-properties officeooo:rsid="0022b772"/>
    </style:style>
    <style:style style:name="T4" style:family="text">
      <style:text-properties officeooo:rsid="0030179b"/>
    </style:style>
    <style:style style:name="T5" style:family="text">
      <style:text-properties officeooo:rsid="00314059"/>
    </style:style>
    <style:style style:name="T6" style:family="text">
      <style:text-properties officeooo:rsid="0035b3fa"/>
    </style:style>
    <style:style style:name="T7" style:family="text">
      <style:text-properties style:font-name="sans-serif" fo:font-size="16.5pt"/>
    </style:style>
    <style:style style:name="T8" style:family="text">
      <style:text-properties style:font-name="sans-serif" fo:font-size="15pt"/>
    </style:style>
    <style:style style:name="T9" style:family="text">
      <style:text-properties fo:font-size="16.5pt"/>
    </style:style>
    <style:style style:name="T10" style:family="text">
      <style:text-properties fo:font-size="15pt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fo:language="nb" fo:country="NO" officeooo:rsid="00464cdb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kkerhet:</text:p>
      <text:list xml:id="list34603012" text:style-name="L1">
        <text:list-item>
          <text:p text:style-name="P7">Fravær fra uønskede hendelser</text:p>
        </text:list-item>
      </text:list>
      <text:p text:style-name="P1"/>
      <text:p text:style-name="P1">Informasjonssikkerhet:</text:p>
      <text:p text:style-name="P1"/>
      <text:p text:style-name="P2">Sikkerhetsmål:</text:p>
      <text:list xml:id="list2422413657" text:style-name="L2">
        <text:list-item>
          <text:p text:style-name="P8"><text:span text:style-name="T6">CIA/</text:span>KIT</text:p>
          <text:list>
            <text:list-item>
              <text:p text:style-name="P10"><text:span text:style-name="T1">Konfidensialitet: </text:span><text:span text:style-name="T3">Bare de riktige personer skal ha tilgang.</text:span></text:p>
            </text:list-item>
            <text:list-item>
              <text:p text:style-name="P10"><text:span text:style-name="T1">Integritet: </text:span><text:span text:style-name="T2">Sikre korrekt informasjon </text:span><text:span text:style-name="T4">blir oppbevart, ikke slettet eller endret</text:span><text:span text:style-name="T2">.</text:span></text:p>
            </text:list-item>
            <text:list-item>
              <text:p text:style-name="P11">Tilgjengelighet: <text:span text:style-name="T4">Data skal være telgjengelig når behovet oppstår.</text:span></text:p>
            </text:list-item>
          </text:list>
        </text:list-item>
        <text:list-item>
          <text:p text:style-name="P9">Autentisitet: <text:span text:style-name="T5">Sikre at noe eller noen er det de utgir seg for å være.</text:span></text:p>
        </text:list-item>
        <text:list-item>
          <text:p text:style-name="P9">Uavviselighet: <text:span text:style-name="T5">Hindere fornektelse av at data er sendt eller mottatt</text:span></text:p>
          <text:list>
            <text:list-item>
              <text:p text:style-name="P12">Digitale signaturer.</text:p>
            </text:list-item>
          </text:list>
        </text:list-item>
        <text:list-item>
          <text:p text:style-name="P9">Sporbarhet: <text:span text:style-name="T5">Tilknytte en identitet til en hendelse.</text:span></text:p>
        </text:list-item>
        <text:list-item>
          <text:p text:style-name="P9">Personvern</text:p>
        </text:list-item>
      </text:list>
      <text:p text:style-name="P3"/>
      <text:p text:style-name="P4">Sikkerhetstiltak: </text:p>
      <text:list xml:id="list4002307215" text:style-name="L3">
        <text:list-item>
          <text:p text:style-name="P13">Fysisk</text:p>
          <text:list>
            <text:list-item>
              <text:p text:style-name="P14">Lås</text:p>
            </text:list-item>
            <text:list-item>
              <text:p text:style-name="P14">Gjerde</text:p>
            </text:list-item>
          </text:list>
        </text:list-item>
        <text:list-item>
          <text:p text:style-name="P13">Teknologisk</text:p>
          <text:list>
            <text:list-item>
              <text:p text:style-name="P14">Autentiserting</text:p>
            </text:list-item>
            <text:list-item>
              <text:p text:style-name="P14">Kryptografi</text:p>
            </text:list-item>
          </text:list>
        </text:list-item>
        <text:list-item>
          <text:p text:style-name="P13">Administrativ</text:p>
          <text:list>
            <text:list-item>
              <text:p text:style-name="P14">Opplæring</text:p>
            </text:list-item>
            <text:list-item>
              <text:p text:style-name="P14">Retningslinjer</text:p>
            </text:list-item>
            <text:list-item>
              <text:p text:style-name="P14">Prosedyrer</text:p>
            </text:list-item>
          </text:list>
        </text:list-item>
      </text:list>
      <text:p text:style-name="P15">Tiltak for å ivareta sikkerhetsmål. </text:p>
      <text:p text:style-name="P5">Sikkerhetstiltak kan brukes for å forebygge, å oppdage, eller å <text:s/>gjenopprette</text:p>
      <text:p text:style-name="P5"/>
      <text:p text:style-name="P6">Ulike tidsfaser</text:p>
      <text:list xml:id="list1257062339" text:style-name="L4">
        <text:list-item>
          <text:p text:style-name="P16">Forebyggende(preventive)</text:p>
          <text:list>
            <text:list-item>
              <text:p text:style-name="P16">Two-factor authentication</text:p>
            </text:list-item>
          </text:list>
        </text:list-item>
        <text:list-item>
          <text:p text:style-name="P16">Detekterende</text:p>
          <text:list>
            <text:list-item>
              <text:p text:style-name="P17">Varsle mot angrep som forsøkes eller har allerede skjedd</text:p>
            </text:list-item>
          </text:list>
        </text:list-item>
        <text:list-item>
          <text:p text:style-name="P16">K<text:span text:style-name="T12">orrigerende</text:span></text:p>
          <text:list>
            <text:list-item>
              <text:p text:style-name="P18">Gjenopprette skade etter angrep</text:p>
            </text:list-item>
          </text:list>
        </text:list-item>
      </text:list>
      <text:p text:style-name="P19"><text:bookmark text:name="page47R_mcid1"/><text:span text:style-name="T13">Nødvendig med lag på lag med sikkerhetstiltak:</text:span></text:p>
      <text:list xml:id="list1217785312" text:style-name="L5">
        <text:list-item>
          <text:p text:style-name="P20"><text:span text:style-name="T13">Fysisk </text:span><text:bookmark text:name="page47R_mcid4"/><text:span text:style-name="T13">sikring</text:span></text:p>
        </text:list-item>
        <text:list-item>
          <text:p text:style-name="P20"><text:bookmark text:name="page47R_mcid6"/><text:span text:style-name="T13">Sikker lagring</text:span></text:p>
        </text:list-item>
        <text:list-item>
          <text:p text:style-name="P20"><text:bookmark text:name="page47R_mcid8"/><text:span text:style-name="T13">Datamaskiner og IT</text:span><text:bookmark text:name="page47R_mcid9"/><text:span text:style-name="T13">-</text:span><text:bookmark text:name="page47R_mcid10"/><text:span text:style-name="T13">systemer uten sårbarheter</text:span></text:p>
        </text:list-item>
        <text:list-item>
          <text:p text:style-name="P20"><text:bookmark text:name="page47R_mcid12"/><text:span text:style-name="T13">Sikre nettverk</text:span></text:p>
        </text:list-item>
        <text:list-item>
          <text:p text:style-name="P20"><text:bookmark text:name="page47R_mcid14"/><text:span text:style-name="T13">Sikker kommunikasjon</text:span></text:p>
        </text:list-item>
        <text:list-item>
          <text:p text:style-name="P20"><text:bookmark text:name="page47R_mcid16"/><text:span text:style-name="T13">Bevisste </text:span><text:bookmark text:name="page47R_mcid17"/><text:span text:style-name="T13">brukere</text:span></text:p>
        </text:list-item>
        <text:list-item>
          <text:p text:style-name="P20"><text:bookmark text:name="page47R_mcid19"/><text:span text:style-name="T13">Gode</text:span><text:bookmark text:name="page47R_mcid20"/><text:span text:style-name="T13"> arbeidsrutiner</text:span></text:p>
        </text:list-item>
        <text:list-item>
          <text:p text:style-name="P20"><text:bookmark text:name="page47R_mcid22"/><text:span text:style-name="T13">Tydelig</text:span><text:bookmark text:name="page47R_mcid23"/><text:span text:style-name="T13"> plan</text:span><text:bookmark text:name="page47R_mcid24"/><text:span text:style-name="T13"> for</text:span><text:bookmark text:name="page47R_mcid25"/><text:span text:style-name="T13"> eventuell</text:span><text:bookmark text:name="page47R_mcid26"/><text:span text:style-name="T13"> gjenopprett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0:11:16.672028444</meta:creation-date>
    <meta:generator>LibreOffice/7.1.5.2$Linux_X86_64 LibreOffice_project/10$Build-2</meta:generator>
    <dc:date>2021-09-06T15:24:04.369115803</dc:date>
    <meta:editing-duration>P2DT43M22S</meta:editing-duration>
    <meta:editing-cycles>27</meta:editing-cycles>
    <meta:document-statistic meta:table-count="0" meta:image-count="0" meta:object-count="0" meta:page-count="1" meta:paragraph-count="42" meta:word-count="178" meta:character-count="1169" meta:non-whitespace-character-count="1064"/>
  </office:meta>
</office:document-meta>
</file>